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98338484879" calcext:value-type="float">
            <text:p>2.32998</text:p>
          </table:table-cell>
          <table:table-cell office:value-type="float" office:value="2.11458866886315" calcext:value-type="float">
            <text:p>2.11459</text:p>
          </table:table-cell>
          <table:table-cell office:value-type="float" office:value="2.90758160388574" calcext:value-type="float">
            <text:p>2.9075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87537221335" calcext:value-type="float">
            <text:p>2.32988</text:p>
          </table:table-cell>
          <table:table-cell office:value-type="float" office:value="2.10326729730648" calcext:value-type="float">
            <text:p>2.10327</text:p>
          </table:table-cell>
          <table:table-cell office:value-type="float" office:value="2.89016949152542" calcext:value-type="float">
            <text:p>2.8901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775154240538" calcext:value-type="float">
            <text:p>2.32775</text:p>
          </table:table-cell>
          <table:table-cell office:value-type="float" office:value="2.02444529211399" calcext:value-type="float">
            <text:p>2.02445</text:p>
          </table:table-cell>
          <table:table-cell office:value-type="float" office:value="2.68999317626017" calcext:value-type="float">
            <text:p>2.689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47470765997" calcext:value-type="float">
            <text:p>2.31747</text:p>
          </table:table-cell>
          <table:table-cell office:value-type="float" office:value="2.02749478330034" calcext:value-type="float">
            <text:p>2.02749</text:p>
          </table:table-cell>
          <table:table-cell office:value-type="float" office:value="2.69334350536787" calcext:value-type="float">
            <text:p>2.693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40155996707" calcext:value-type="float">
            <text:p>2.3094</text:p>
          </table:table-cell>
          <table:table-cell office:value-type="float" office:value="2.1251430535634" calcext:value-type="float">
            <text:p>2.12514</text:p>
          </table:table-cell>
          <table:table-cell office:value-type="float" office:value="2.87133310134694" calcext:value-type="float">
            <text:p>2.8713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86387477521" calcext:value-type="float">
            <text:p>2.30786</text:p>
          </table:table-cell>
          <table:table-cell office:value-type="float" office:value="2.19207268086383" calcext:value-type="float">
            <text:p>2.19207</text:p>
          </table:table-cell>
          <table:table-cell office:value-type="float" office:value="3.05738228340273" calcext:value-type="float">
            <text:p>3.0573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85529715762" calcext:value-type="float">
            <text:p>2.30786</text:p>
          </table:table-cell>
          <table:table-cell office:value-type="float" office:value="2.08071116649219" calcext:value-type="float">
            <text:p>2.08071</text:p>
          </table:table-cell>
          <table:table-cell office:value-type="float" office:value="2.74325564441958" calcext:value-type="float">
            <text:p>2.743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204401382832" calcext:value-type="float">
            <text:p>2.30204</text:p>
          </table:table-cell>
          <table:table-cell office:value-type="float" office:value="2.08103062488786" calcext:value-type="float">
            <text:p>2.08103</text:p>
          </table:table-cell>
          <table:table-cell office:value-type="float" office:value="2.75176556851077" calcext:value-type="float">
            <text:p>2.751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86227646555" calcext:value-type="float">
            <text:p>2.29886</text:p>
          </table:table-cell>
          <table:table-cell office:value-type="float" office:value="2.1231965745228" calcext:value-type="float">
            <text:p>2.1232</text:p>
          </table:table-cell>
          <table:table-cell office:value-type="float" office:value="2.8937715047147" calcext:value-type="float">
            <text:p>2.8937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89618608704" calcext:value-type="float">
            <text:p>2.2949</text:p>
          </table:table-cell>
          <table:table-cell office:value-type="float" office:value="2.2260488189912" calcext:value-type="float">
            <text:p>2.22605</text:p>
          </table:table-cell>
          <table:table-cell office:value-type="float" office:value="2.90516826086588" calcext:value-type="float">
            <text:p>2.9051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81389040991" calcext:value-type="float">
            <text:p>2.29481</text:p>
          </table:table-cell>
          <table:table-cell office:value-type="float" office:value="2.2019679354124" calcext:value-type="float">
            <text:p>2.20197</text:p>
          </table:table-cell>
          <table:table-cell office:value-type="float" office:value="3.06200053483427" calcext:value-type="float">
            <text:p>3.06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07130683986" calcext:value-type="float">
            <text:p>2.28007</text:p>
          </table:table-cell>
          <table:table-cell office:value-type="float" office:value="2.2940008139663" calcext:value-type="float">
            <text:p>2.294</text:p>
          </table:table-cell>
          <table:table-cell office:value-type="float" office:value="3.29377332734164" calcext:value-type="float">
            <text:p>3.293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08070379177" calcext:value-type="float">
            <text:p>2.29208</text:p>
          </table:table-cell>
          <table:table-cell office:value-type="float" office:value="2.11795293456132" calcext:value-type="float">
            <text:p>2.11795</text:p>
          </table:table-cell>
          <table:table-cell office:value-type="float" office:value="2.89922989221882" calcext:value-type="float">
            <text:p>2.899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14088664936" calcext:value-type="float">
            <text:p>2.28614</text:p>
          </table:table-cell>
          <table:table-cell office:value-type="float" office:value="2.24126776494008" calcext:value-type="float">
            <text:p>2.24127</text:p>
          </table:table-cell>
          <table:table-cell office:value-type="float" office:value="3.093849442663" calcext:value-type="float">
            <text:p>3.0938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82389382656" calcext:value-type="float">
            <text:p>2.28382</text:p>
          </table:table-cell>
          <table:table-cell office:value-type="float" office:value="2.12432277560916" calcext:value-type="float">
            <text:p>2.12432</text:p>
          </table:table-cell>
          <table:table-cell office:value-type="float" office:value="2.89942485621405" calcext:value-type="float">
            <text:p>2.899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460555136325" calcext:value-type="float">
            <text:p>2.27461</text:p>
          </table:table-cell>
          <table:table-cell office:value-type="float" office:value="2.28365377604056" calcext:value-type="float">
            <text:p>2.28365</text:p>
          </table:table-cell>
          <table:table-cell office:value-type="float" office:value="3.28991309213929" calcext:value-type="float">
            <text:p>3.289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23584108438" calcext:value-type="float">
            <text:p>2.27824</text:p>
          </table:table-cell>
          <table:table-cell office:value-type="float" office:value="2.12983132809343" calcext:value-type="float">
            <text:p>2.12983</text:p>
          </table:table-cell>
          <table:table-cell office:value-type="float" office:value="2.82233421795644" calcext:value-type="float">
            <text:p>2.8223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796649776925" calcext:value-type="float">
            <text:p>2.27797</text:p>
          </table:table-cell>
          <table:table-cell office:value-type="float" office:value="2.21248412166272" calcext:value-type="float">
            <text:p>2.21248</text:p>
          </table:table-cell>
          <table:table-cell office:value-type="float" office:value="2.90082377803994" calcext:value-type="float">
            <text:p>2.9008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669184874923" calcext:value-type="float">
            <text:p>2.27669</text:p>
          </table:table-cell>
          <table:table-cell office:value-type="float" office:value="2.11766354928877" calcext:value-type="float">
            <text:p>2.11766</text:p>
          </table:table-cell>
          <table:table-cell office:value-type="float" office:value="2.85172823699986" calcext:value-type="float">
            <text:p>2.851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85355237114" calcext:value-type="float">
            <text:p>2.27285</text:p>
          </table:table-cell>
          <table:table-cell office:value-type="float" office:value="2.13347432903424" calcext:value-type="float">
            <text:p>2.13347</text:p>
          </table:table-cell>
          <table:table-cell office:value-type="float" office:value="2.61914292132355" calcext:value-type="float">
            <text:p>2.619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98616462025" calcext:value-type="float">
            <text:p>2.27099</text:p>
          </table:table-cell>
          <table:table-cell office:value-type="float" office:value="2.13441504443908" calcext:value-type="float">
            <text:p>2.13442</text:p>
          </table:table-cell>
          <table:table-cell office:value-type="float" office:value="2.59237453431154" calcext:value-type="float">
            <text:p>2.5923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60806109269" calcext:value-type="float">
            <text:p>2.26861</text:p>
          </table:table-cell>
          <table:table-cell office:value-type="float" office:value="2.2063999231254" calcext:value-type="float">
            <text:p>2.2064</text:p>
          </table:table-cell>
          <table:table-cell office:value-type="float" office:value="3.04353770105392" calcext:value-type="float">
            <text:p>3.043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26170238035" calcext:value-type="float">
            <text:p>2.26526</text:p>
          </table:table-cell>
          <table:table-cell office:value-type="float" office:value="2.24936925626191" calcext:value-type="float">
            <text:p>2.24937</text:p>
          </table:table-cell>
          <table:table-cell office:value-type="float" office:value="3.07644865204187" calcext:value-type="float">
            <text:p>3.076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09804619824" calcext:value-type="float">
            <text:p>2.26098</text:p>
          </table:table-cell>
          <table:table-cell office:value-type="float" office:value="2.24326538975703" calcext:value-type="float">
            <text:p>2.24327</text:p>
          </table:table-cell>
          <table:table-cell office:value-type="float" office:value="2.96024825972308" calcext:value-type="float">
            <text:p>2.960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94652627889" calcext:value-type="float">
            <text:p>2.25895</text:p>
          </table:table-cell>
          <table:table-cell office:value-type="float" office:value="2.33601463809722" calcext:value-type="float">
            <text:p>2.33601</text:p>
          </table:table-cell>
          <table:table-cell office:value-type="float" office:value="3.43142475500693" calcext:value-type="float">
            <text:p>3.4314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96601688555" calcext:value-type="float">
            <text:p>2.25797</text:p>
          </table:table-cell>
          <table:table-cell office:value-type="float" office:value="2.3376929024452" calcext:value-type="float">
            <text:p>2.33769</text:p>
          </table:table-cell>
          <table:table-cell office:value-type="float" office:value="3.42916102330985" calcext:value-type="float">
            <text:p>3.429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09139880675" calcext:value-type="float">
            <text:p>2.25709</text:p>
          </table:table-cell>
          <table:table-cell office:value-type="float" office:value="2.20001093767223" calcext:value-type="float">
            <text:p>2.20001</text:p>
          </table:table-cell>
          <table:table-cell office:value-type="float" office:value="3.00841708990088" calcext:value-type="float">
            <text:p>3.008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73463173496" calcext:value-type="float">
            <text:p>2.25373</text:p>
          </table:table-cell>
          <table:table-cell office:value-type="float" office:value="2.26515416749834" calcext:value-type="float">
            <text:p>2.26515</text:p>
          </table:table-cell>
          <table:table-cell office:value-type="float" office:value="3.05268990822571" calcext:value-type="float">
            <text:p>3.0526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73440252719" calcext:value-type="float">
            <text:p>2.25173</text:p>
          </table:table-cell>
          <table:table-cell office:value-type="float" office:value="2.24449397660149" calcext:value-type="float">
            <text:p>2.24449</text:p>
          </table:table-cell>
          <table:table-cell office:value-type="float" office:value="2.82867632162278" calcext:value-type="float">
            <text:p>2.828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61546672103" calcext:value-type="float">
            <text:p>2.25062</text:p>
          </table:table-cell>
          <table:table-cell office:value-type="float" office:value="2.2744816798248" calcext:value-type="float">
            <text:p>2.27448</text:p>
          </table:table-cell>
          <table:table-cell office:value-type="float" office:value="3.04579167533731" calcext:value-type="float">
            <text:p>3.0457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27807799407" calcext:value-type="float">
            <text:p>2.25028</text:p>
          </table:table-cell>
          <table:table-cell office:value-type="float" office:value="2.2552078980197" calcext:value-type="float">
            <text:p>2.25521</text:p>
          </table:table-cell>
          <table:table-cell office:value-type="float" office:value="2.926249189416" calcext:value-type="float">
            <text:p>2.926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1807542281" calcext:value-type="float">
            <text:p>2.24462</text:p>
          </table:table-cell>
          <table:table-cell office:value-type="float" office:value="2.25890266351899" calcext:value-type="float">
            <text:p>2.2589</text:p>
          </table:table-cell>
          <table:table-cell office:value-type="float" office:value="2.90421825795432" calcext:value-type="float">
            <text:p>2.904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98270604229" calcext:value-type="float">
            <text:p>2.24298</text:p>
          </table:table-cell>
          <table:table-cell office:value-type="float" office:value="2.24972661471979" calcext:value-type="float">
            <text:p>2.24973</text:p>
          </table:table-cell>
          <table:table-cell office:value-type="float" office:value="2.96971502700503" calcext:value-type="float">
            <text:p>2.9697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1439794977" calcext:value-type="float">
            <text:p>2.23614</text:p>
          </table:table-cell>
          <table:table-cell office:value-type="float" office:value="2.25238764493383" calcext:value-type="float">
            <text:p>2.25239</text:p>
          </table:table-cell>
          <table:table-cell office:value-type="float" office:value="2.8171039370012" calcext:value-type="float">
            <text:p>2.81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2998851937" calcext:value-type="float">
            <text:p>2.23373</text:p>
          </table:table-cell>
          <table:table-cell office:value-type="float" office:value="2.28482750029374" calcext:value-type="float">
            <text:p>2.28483</text:p>
          </table:table-cell>
          <table:table-cell office:value-type="float" office:value="3.31369581558507" calcext:value-type="float">
            <text:p>3.313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58844654666" calcext:value-type="float">
            <text:p>2.22859</text:p>
          </table:table-cell>
          <table:table-cell office:value-type="float" office:value="2.37817496747068" calcext:value-type="float">
            <text:p>2.37817</text:p>
          </table:table-cell>
          <table:table-cell office:value-type="float" office:value="3.09892151003853" calcext:value-type="float">
            <text:p>3.098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48725168352" calcext:value-type="float">
            <text:p>2.22649</text:p>
          </table:table-cell>
          <table:table-cell office:value-type="float" office:value="2.29685767553266" calcext:value-type="float">
            <text:p>2.29686</text:p>
          </table:table-cell>
          <table:table-cell office:value-type="float" office:value="3.32329606020325" calcext:value-type="float">
            <text:p>3.323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47442629121" calcext:value-type="float">
            <text:p>2.21447</text:p>
          </table:table-cell>
          <table:table-cell office:value-type="float" office:value="2.32560277095086" calcext:value-type="float">
            <text:p>2.3256</text:p>
          </table:table-cell>
          <table:table-cell office:value-type="float" office:value="3.18978992898589" calcext:value-type="float">
            <text:p>3.1897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35588692641" calcext:value-type="float">
            <text:p>2.21336</text:p>
          </table:table-cell>
          <table:table-cell office:value-type="float" office:value="2.33242473764115" calcext:value-type="float">
            <text:p>2.33242</text:p>
          </table:table-cell>
          <table:table-cell office:value-type="float" office:value="3.20763913119145" calcext:value-type="float">
            <text:p>3.2076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88600464872" calcext:value-type="float">
            <text:p>2.20889</text:p>
          </table:table-cell>
          <table:table-cell office:value-type="float" office:value="2.37983138505737" calcext:value-type="float">
            <text:p>2.37983</text:p>
          </table:table-cell>
          <table:table-cell office:value-type="float" office:value="3.44243735260684" calcext:value-type="float">
            <text:p>3.442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78904613159" calcext:value-type="float">
            <text:p>2.20579</text:p>
          </table:table-cell>
          <table:table-cell office:value-type="float" office:value="2.36094509503082" calcext:value-type="float">
            <text:p>2.36095</text:p>
          </table:table-cell>
          <table:table-cell office:value-type="float" office:value="3.07829601468164" calcext:value-type="float">
            <text:p>3.07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05239137443" calcext:value-type="float">
            <text:p>2.18205</text:p>
          </table:table-cell>
          <table:table-cell office:value-type="float" office:value="2.38237432347602" calcext:value-type="float">
            <text:p>2.38237</text:p>
          </table:table-cell>
          <table:table-cell office:value-type="float" office:value="3.45763526238103" calcext:value-type="float">
            <text:p>3.4576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56091119368" calcext:value-type="float">
            <text:p>2.17561</text:p>
          </table:table-cell>
          <table:table-cell office:value-type="float" office:value="2.29847681014348" calcext:value-type="float">
            <text:p>2.29848</text:p>
          </table:table-cell>
          <table:table-cell office:value-type="float" office:value="3.12729509170187" calcext:value-type="float">
            <text:p>3.12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874756112" calcext:value-type="float">
            <text:p>2.17519</text:p>
          </table:table-cell>
          <table:table-cell office:value-type="float" office:value="2.32474242604186" calcext:value-type="float">
            <text:p>2.32474</text:p>
          </table:table-cell>
          <table:table-cell office:value-type="float" office:value="3.07017254542678" calcext:value-type="float">
            <text:p>3.0701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9852111999" calcext:value-type="float">
            <text:p>2.16999</text:p>
          </table:table-cell>
          <table:table-cell office:value-type="float" office:value="2.42264838284612" calcext:value-type="float">
            <text:p>2.42265</text:p>
          </table:table-cell>
          <table:table-cell office:value-type="float" office:value="3.33272798221951" calcext:value-type="float">
            <text:p>3.332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836783110794" calcext:value-type="float">
            <text:p>2.16837</text:p>
          </table:table-cell>
          <table:table-cell office:value-type="float" office:value="2.4610495806541" calcext:value-type="float">
            <text:p>2.46105</text:p>
          </table:table-cell>
          <table:table-cell office:value-type="float" office:value="3.34712203729153" calcext:value-type="float">
            <text:p>3.3471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830307708839" calcext:value-type="float">
            <text:p>2.1683</text:p>
          </table:table-cell>
          <table:table-cell office:value-type="float" office:value="2.3218035549674" calcext:value-type="float">
            <text:p>2.3218</text:p>
          </table:table-cell>
          <table:table-cell office:value-type="float" office:value="3.16201693218642" calcext:value-type="float">
            <text:p>3.1620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409641279698" calcext:value-type="float">
            <text:p>2.1641</text:p>
          </table:table-cell>
          <table:table-cell office:value-type="float" office:value="2.31654318159968" calcext:value-type="float">
            <text:p>2.31654</text:p>
          </table:table-cell>
          <table:table-cell office:value-type="float" office:value="3.07925925925926" calcext:value-type="float">
            <text:p>3.079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15852833265" calcext:value-type="float">
            <text:p>2.15016</text:p>
          </table:table-cell>
          <table:table-cell office:value-type="float" office:value="2.4471930129425" calcext:value-type="float">
            <text:p>2.44719</text:p>
          </table:table-cell>
          <table:table-cell office:value-type="float" office:value="3.32366922239034" calcext:value-type="float">
            <text:p>3.323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17583491918" calcext:value-type="float">
            <text:p>2.14018</text:p>
          </table:table-cell>
          <table:table-cell office:value-type="float" office:value="2.46097151406496" calcext:value-type="float">
            <text:p>2.46097</text:p>
          </table:table-cell>
          <table:table-cell office:value-type="float" office:value="3.20244162735599" calcext:value-type="float">
            <text:p>3.202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533250544274" calcext:value-type="float">
            <text:p>2.13533</text:p>
          </table:table-cell>
          <table:table-cell office:value-type="float" office:value="2.44262706919668" calcext:value-type="float">
            <text:p>2.44263</text:p>
          </table:table-cell>
          <table:table-cell office:value-type="float" office:value="3.33717531077685" calcext:value-type="float">
            <text:p>3.337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09465397601" calcext:value-type="float">
            <text:p>2.32109</text:p>
          </table:table-cell>
          <table:table-cell office:value-type="float" office:value="2.12659654004287" calcext:value-type="float">
            <text:p>2.1266</text:p>
          </table:table-cell>
          <table:table-cell office:value-type="float" office:value="2.86951052747663" calcext:value-type="float">
            <text:p>2.8695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8902631445" calcext:value-type="float">
            <text:p>2.3189</text:p>
          </table:table-cell>
          <table:table-cell office:value-type="float" office:value="2.12555654524581" calcext:value-type="float">
            <text:p>2.12556</text:p>
          </table:table-cell>
          <table:table-cell office:value-type="float" office:value="2.8744514005531" calcext:value-type="float">
            <text:p>2.874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06038498526" calcext:value-type="float">
            <text:p>2.12506</text:p>
          </table:table-cell>
          <table:table-cell office:value-type="float" office:value="2.49581589484076" calcext:value-type="float">
            <text:p>2.49582</text:p>
          </table:table-cell>
          <table:table-cell office:value-type="float" office:value="3.33737303006998" calcext:value-type="float">
            <text:p>3.3373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79675190852" calcext:value-type="float">
            <text:p>2.2678</text:p>
          </table:table-cell>
          <table:table-cell office:value-type="float" office:value="2.12044647792698" calcext:value-type="float">
            <text:p>2.12045</text:p>
          </table:table-cell>
          <table:table-cell office:value-type="float" office:value="2.75649621131588" calcext:value-type="float">
            <text:p>2.7565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24240814783" calcext:value-type="float">
            <text:p>2.11924</text:p>
          </table:table-cell>
          <table:table-cell office:value-type="float" office:value="2.48336402508027" calcext:value-type="float">
            <text:p>2.48336</text:p>
          </table:table-cell>
          <table:table-cell office:value-type="float" office:value="3.35220160526193" calcext:value-type="float">
            <text:p>3.3522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293012518666" calcext:value-type="float">
            <text:p>2.11293</text:p>
          </table:table-cell>
          <table:table-cell office:value-type="float" office:value="2.45338591710074" calcext:value-type="float">
            <text:p>2.45339</text:p>
          </table:table-cell>
          <table:table-cell office:value-type="float" office:value="3.1872368092023" calcext:value-type="float">
            <text:p>3.187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83936149404" calcext:value-type="float">
            <text:p>2.27684</text:p>
          </table:table-cell>
          <table:table-cell office:value-type="float" office:value="2.11154254580297" calcext:value-type="float">
            <text:p>2.11154</text:p>
          </table:table-cell>
          <table:table-cell office:value-type="float" office:value="2.72912753960897" calcext:value-type="float">
            <text:p>2.72913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90573624472" calcext:value-type="float">
            <text:p>2.31091</text:p>
          </table:table-cell>
          <table:table-cell office:value-type="float" office:value="2.11146120696968" calcext:value-type="float">
            <text:p>2.11146</text:p>
          </table:table-cell>
          <table:table-cell office:value-type="float" office:value="2.5992270236338" calcext:value-type="float">
            <text:p>2.5992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26994791402" calcext:value-type="float">
            <text:p>2.30927</text:p>
          </table:table-cell>
          <table:table-cell office:value-type="float" office:value="2.11077147769238" calcext:value-type="float">
            <text:p>2.11077</text:p>
          </table:table-cell>
          <table:table-cell office:value-type="float" office:value="2.60387302556794" calcext:value-type="float">
            <text:p>2.6038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5" calcext:value-type="float">
            <text:p>5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5" calcext:value-type="float">
            <text:p>5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1" calcext:value-type="float">
            <text:p>1</text:p>
          </table:table-cell>
          <table:table-cell table:formula="of:=MAX([.BS1:.BS60])" office:value-type="float" office:value="2.32998338484879" calcext:value-type="float">
            <text:p>2.32998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98338484879" calcext:value-type="float">
            <text:p>2.32998</text:p>
          </table:table-cell>
          <table:table-cell office:value-type="float" office:value="2.11458866886315" calcext:value-type="float">
            <text:p>2.11459</text:p>
          </table:table-cell>
          <table:table-cell office:value-type="float" office:value="2.90758160388574" calcext:value-type="float">
            <text:p>2.9075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0])" office:value-type="float" office:value="2.2879164726341" calcext:value-type="float">
            <text:p>2.28792</text:p>
          </table:table-cell>
          <table:table-cell table:formula="of:=AVERAGE([.BT1:.BT10])" office:value-type="float" office:value="2.15062150132672" calcext:value-type="float">
            <text:p>2.15062</text:p>
          </table:table-cell>
          <table:table-cell table:formula="of:=AVERAGE([.BU1:.BU10])" office:value-type="float" office:value="2.9243064152486" calcext:value-type="float">
            <text:p>2.924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87537221335" calcext:value-type="float">
            <text:p>2.32988</text:p>
          </table:table-cell>
          <table:table-cell office:value-type="float" office:value="2.10326729730648" calcext:value-type="float">
            <text:p>2.10327</text:p>
          </table:table-cell>
          <table:table-cell office:value-type="float" office:value="2.89016949152542" calcext:value-type="float">
            <text:p>2.8901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775154240538" calcext:value-type="float">
            <text:p>2.32775</text:p>
          </table:table-cell>
          <table:table-cell office:value-type="float" office:value="2.02444529211399" calcext:value-type="float">
            <text:p>2.02445</text:p>
          </table:table-cell>
          <table:table-cell office:value-type="float" office:value="2.68999317626017" calcext:value-type="float">
            <text:p>2.689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47470765997" calcext:value-type="float">
            <text:p>2.31747</text:p>
          </table:table-cell>
          <table:table-cell office:value-type="float" office:value="2.02749478330034" calcext:value-type="float">
            <text:p>2.02749</text:p>
          </table:table-cell>
          <table:table-cell office:value-type="float" office:value="2.69334350536787" calcext:value-type="float">
            <text:p>2.693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85529715762" calcext:value-type="float">
            <text:p>2.30786</text:p>
          </table:table-cell>
          <table:table-cell office:value-type="float" office:value="2.08071116649219" calcext:value-type="float">
            <text:p>2.08071</text:p>
          </table:table-cell>
          <table:table-cell office:value-type="float" office:value="2.74325564441958" calcext:value-type="float">
            <text:p>2.743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204401382832" calcext:value-type="float">
            <text:p>2.30204</text:p>
          </table:table-cell>
          <table:table-cell office:value-type="float" office:value="2.08103062488786" calcext:value-type="float">
            <text:p>2.08103</text:p>
          </table:table-cell>
          <table:table-cell office:value-type="float" office:value="2.75176556851077" calcext:value-type="float">
            <text:p>2.751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09804619824" calcext:value-type="float">
            <text:p>2.26098</text:p>
          </table:table-cell>
          <table:table-cell office:value-type="float" office:value="2.24326538975703" calcext:value-type="float">
            <text:p>2.24327</text:p>
          </table:table-cell>
          <table:table-cell office:value-type="float" office:value="2.96024825972308" calcext:value-type="float">
            <text:p>2.960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98270604229" calcext:value-type="float">
            <text:p>2.24298</text:p>
          </table:table-cell>
          <table:table-cell office:value-type="float" office:value="2.24972661471979" calcext:value-type="float">
            <text:p>2.24973</text:p>
          </table:table-cell>
          <table:table-cell office:value-type="float" office:value="2.96971502700503" calcext:value-type="float">
            <text:p>2.9697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2998851937" calcext:value-type="float">
            <text:p>2.23373</text:p>
          </table:table-cell>
          <table:table-cell office:value-type="float" office:value="2.28482750029374" calcext:value-type="float">
            <text:p>2.28483</text:p>
          </table:table-cell>
          <table:table-cell office:value-type="float" office:value="3.31369581558507" calcext:value-type="float">
            <text:p>3.313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48725168352" calcext:value-type="float">
            <text:p>2.22649</text:p>
          </table:table-cell>
          <table:table-cell office:value-type="float" office:value="2.29685767553266" calcext:value-type="float">
            <text:p>2.29686</text:p>
          </table:table-cell>
          <table:table-cell office:value-type="float" office:value="3.32329606020325" calcext:value-type="float">
            <text:p>3.323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86387477521" calcext:value-type="float">
            <text:p>2.30786</text:p>
          </table:table-cell>
          <table:table-cell office:value-type="float" office:value="2.19207268086383" calcext:value-type="float">
            <text:p>2.19207</text:p>
          </table:table-cell>
          <table:table-cell office:value-type="float" office:value="3.05738228340273" calcext:value-type="float">
            <text:p>3.0573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1:.BS34])" office:value-type="float" office:value="2.2165505002616" calcext:value-type="float">
            <text:p>2.21655</text:p>
          </table:table-cell>
          <table:table-cell table:formula="of:=AVERAGE([.BT11:.BT34])" office:value-type="float" office:value="2.30681584433977" calcext:value-type="float">
            <text:p>2.30682</text:p>
          </table:table-cell>
          <table:table-cell table:formula="of:=AVERAGE([.BU11:.BU34])" office:value-type="float" office:value="3.14326354645147" calcext:value-type="float">
            <text:p>3.143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81389040991" calcext:value-type="float">
            <text:p>2.29481</text:p>
          </table:table-cell>
          <table:table-cell office:value-type="float" office:value="2.2019679354124" calcext:value-type="float">
            <text:p>2.20197</text:p>
          </table:table-cell>
          <table:table-cell office:value-type="float" office:value="3.06200053483427" calcext:value-type="float">
            <text:p>3.06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08070379177" calcext:value-type="float">
            <text:p>2.29208</text:p>
          </table:table-cell>
          <table:table-cell office:value-type="float" office:value="2.11795293456132" calcext:value-type="float">
            <text:p>2.11795</text:p>
          </table:table-cell>
          <table:table-cell office:value-type="float" office:value="2.89922989221882" calcext:value-type="float">
            <text:p>2.899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14088664936" calcext:value-type="float">
            <text:p>2.28614</text:p>
          </table:table-cell>
          <table:table-cell office:value-type="float" office:value="2.24126776494008" calcext:value-type="float">
            <text:p>2.24127</text:p>
          </table:table-cell>
          <table:table-cell office:value-type="float" office:value="3.093849442663" calcext:value-type="float">
            <text:p>3.0938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82389382656" calcext:value-type="float">
            <text:p>2.28382</text:p>
          </table:table-cell>
          <table:table-cell office:value-type="float" office:value="2.12432277560916" calcext:value-type="float">
            <text:p>2.12432</text:p>
          </table:table-cell>
          <table:table-cell office:value-type="float" office:value="2.89942485621405" calcext:value-type="float">
            <text:p>2.899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60806109269" calcext:value-type="float">
            <text:p>2.26861</text:p>
          </table:table-cell>
          <table:table-cell office:value-type="float" office:value="2.2063999231254" calcext:value-type="float">
            <text:p>2.2064</text:p>
          </table:table-cell>
          <table:table-cell office:value-type="float" office:value="3.04353770105392" calcext:value-type="float">
            <text:p>3.043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26170238035" calcext:value-type="float">
            <text:p>2.26526</text:p>
          </table:table-cell>
          <table:table-cell office:value-type="float" office:value="2.24936925626191" calcext:value-type="float">
            <text:p>2.24937</text:p>
          </table:table-cell>
          <table:table-cell office:value-type="float" office:value="3.07644865204187" calcext:value-type="float">
            <text:p>3.076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09139880675" calcext:value-type="float">
            <text:p>2.25709</text:p>
          </table:table-cell>
          <table:table-cell office:value-type="float" office:value="2.20001093767223" calcext:value-type="float">
            <text:p>2.20001</text:p>
          </table:table-cell>
          <table:table-cell office:value-type="float" office:value="3.00841708990088" calcext:value-type="float">
            <text:p>3.008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73463173496" calcext:value-type="float">
            <text:p>2.25373</text:p>
          </table:table-cell>
          <table:table-cell office:value-type="float" office:value="2.26515416749834" calcext:value-type="float">
            <text:p>2.26515</text:p>
          </table:table-cell>
          <table:table-cell office:value-type="float" office:value="3.05268990822571" calcext:value-type="float">
            <text:p>3.0526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61546672103" calcext:value-type="float">
            <text:p>2.25062</text:p>
          </table:table-cell>
          <table:table-cell office:value-type="float" office:value="2.2744816798248" calcext:value-type="float">
            <text:p>2.27448</text:p>
          </table:table-cell>
          <table:table-cell office:value-type="float" office:value="3.04579167533731" calcext:value-type="float">
            <text:p>3.0457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27807799407" calcext:value-type="float">
            <text:p>2.25028</text:p>
          </table:table-cell>
          <table:table-cell office:value-type="float" office:value="2.2552078980197" calcext:value-type="float">
            <text:p>2.25521</text:p>
          </table:table-cell>
          <table:table-cell office:value-type="float" office:value="2.926249189416" calcext:value-type="float">
            <text:p>2.926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1807542281" calcext:value-type="float">
            <text:p>2.24462</text:p>
          </table:table-cell>
          <table:table-cell office:value-type="float" office:value="2.25890266351899" calcext:value-type="float">
            <text:p>2.2589</text:p>
          </table:table-cell>
          <table:table-cell office:value-type="float" office:value="2.90421825795432" calcext:value-type="float">
            <text:p>2.904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88600464872" calcext:value-type="float">
            <text:p>2.20889</text:p>
          </table:table-cell>
          <table:table-cell office:value-type="float" office:value="2.37983138505737" calcext:value-type="float">
            <text:p>2.37983</text:p>
          </table:table-cell>
          <table:table-cell office:value-type="float" office:value="3.44243735260684" calcext:value-type="float">
            <text:p>3.442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05239137443" calcext:value-type="float">
            <text:p>2.18205</text:p>
          </table:table-cell>
          <table:table-cell office:value-type="float" office:value="2.38237432347602" calcext:value-type="float">
            <text:p>2.38237</text:p>
          </table:table-cell>
          <table:table-cell office:value-type="float" office:value="3.45763526238103" calcext:value-type="float">
            <text:p>3.4576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56091119368" calcext:value-type="float">
            <text:p>2.17561</text:p>
          </table:table-cell>
          <table:table-cell office:value-type="float" office:value="2.29847681014348" calcext:value-type="float">
            <text:p>2.29848</text:p>
          </table:table-cell>
          <table:table-cell office:value-type="float" office:value="3.12729509170187" calcext:value-type="float">
            <text:p>3.12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1874756112" calcext:value-type="float">
            <text:p>2.17519</text:p>
          </table:table-cell>
          <table:table-cell office:value-type="float" office:value="2.32474242604186" calcext:value-type="float">
            <text:p>2.32474</text:p>
          </table:table-cell>
          <table:table-cell office:value-type="float" office:value="3.07017254542678" calcext:value-type="float">
            <text:p>3.0701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9852111999" calcext:value-type="float">
            <text:p>2.16999</text:p>
          </table:table-cell>
          <table:table-cell office:value-type="float" office:value="2.42264838284612" calcext:value-type="float">
            <text:p>2.42265</text:p>
          </table:table-cell>
          <table:table-cell office:value-type="float" office:value="3.33272798221951" calcext:value-type="float">
            <text:p>3.332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836783110794" calcext:value-type="float">
            <text:p>2.16837</text:p>
          </table:table-cell>
          <table:table-cell office:value-type="float" office:value="2.4610495806541" calcext:value-type="float">
            <text:p>2.46105</text:p>
          </table:table-cell>
          <table:table-cell office:value-type="float" office:value="3.34712203729153" calcext:value-type="float">
            <text:p>3.3471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830307708839" calcext:value-type="float">
            <text:p>2.1683</text:p>
          </table:table-cell>
          <table:table-cell office:value-type="float" office:value="2.3218035549674" calcext:value-type="float">
            <text:p>2.3218</text:p>
          </table:table-cell>
          <table:table-cell office:value-type="float" office:value="3.16201693218642" calcext:value-type="float">
            <text:p>3.1620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409641279698" calcext:value-type="float">
            <text:p>2.1641</text:p>
          </table:table-cell>
          <table:table-cell office:value-type="float" office:value="2.31654318159968" calcext:value-type="float">
            <text:p>2.31654</text:p>
          </table:table-cell>
          <table:table-cell office:value-type="float" office:value="3.07925925925926" calcext:value-type="float">
            <text:p>3.079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15852833265" calcext:value-type="float">
            <text:p>2.15016</text:p>
          </table:table-cell>
          <table:table-cell office:value-type="float" office:value="2.4471930129425" calcext:value-type="float">
            <text:p>2.44719</text:p>
          </table:table-cell>
          <table:table-cell office:value-type="float" office:value="3.32366922239034" calcext:value-type="float">
            <text:p>3.323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533250544274" calcext:value-type="float">
            <text:p>2.13533</text:p>
          </table:table-cell>
          <table:table-cell office:value-type="float" office:value="2.44262706919668" calcext:value-type="float">
            <text:p>2.44263</text:p>
          </table:table-cell>
          <table:table-cell office:value-type="float" office:value="3.33717531077685" calcext:value-type="float">
            <text:p>3.337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06038498526" calcext:value-type="float">
            <text:p>2.12506</text:p>
          </table:table-cell>
          <table:table-cell office:value-type="float" office:value="2.49581589484076" calcext:value-type="float">
            <text:p>2.49582</text:p>
          </table:table-cell>
          <table:table-cell office:value-type="float" office:value="3.33737303006998" calcext:value-type="float">
            <text:p>3.3373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24240814783" calcext:value-type="float">
            <text:p>2.11924</text:p>
          </table:table-cell>
          <table:table-cell office:value-type="float" office:value="2.48336402508027" calcext:value-type="float">
            <text:p>2.48336</text:p>
          </table:table-cell>
          <table:table-cell office:value-type="float" office:value="3.35220160526193" calcext:value-type="float">
            <text:p>3.3522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40155996707" calcext:value-type="float">
            <text:p>2.3094</text:p>
          </table:table-cell>
          <table:table-cell office:value-type="float" office:value="2.1251430535634" calcext:value-type="float">
            <text:p>2.12514</text:p>
          </table:table-cell>
          <table:table-cell office:value-type="float" office:value="2.87133310134694" calcext:value-type="float">
            <text:p>2.8713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5:.BS52])" office:value-type="float" office:value="2.24444436768361" calcext:value-type="float">
            <text:p>2.24444</text:p>
          </table:table-cell>
          <table:table-cell table:formula="of:=AVERAGE([.BT35:.BT52])" office:value-type="float" office:value="2.26024172132959" calcext:value-type="float">
            <text:p>2.26024</text:p>
          </table:table-cell>
          <table:table-cell table:formula="of:=AVERAGE([.BU35:.BU52])" office:value-type="float" office:value="2.99596486744197" calcext:value-type="float">
            <text:p>2.99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86227646555" calcext:value-type="float">
            <text:p>2.29886</text:p>
          </table:table-cell>
          <table:table-cell office:value-type="float" office:value="2.1231965745228" calcext:value-type="float">
            <text:p>2.1232</text:p>
          </table:table-cell>
          <table:table-cell office:value-type="float" office:value="2.8937715047147" calcext:value-type="float">
            <text:p>2.8937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89618608704" calcext:value-type="float">
            <text:p>2.2949</text:p>
          </table:table-cell>
          <table:table-cell office:value-type="float" office:value="2.2260488189912" calcext:value-type="float">
            <text:p>2.22605</text:p>
          </table:table-cell>
          <table:table-cell office:value-type="float" office:value="2.90516826086588" calcext:value-type="float">
            <text:p>2.9051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23584108438" calcext:value-type="float">
            <text:p>2.27824</text:p>
          </table:table-cell>
          <table:table-cell office:value-type="float" office:value="2.12983132809343" calcext:value-type="float">
            <text:p>2.12983</text:p>
          </table:table-cell>
          <table:table-cell office:value-type="float" office:value="2.82233421795644" calcext:value-type="float">
            <text:p>2.8223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796649776925" calcext:value-type="float">
            <text:p>2.27797</text:p>
          </table:table-cell>
          <table:table-cell office:value-type="float" office:value="2.21248412166272" calcext:value-type="float">
            <text:p>2.21248</text:p>
          </table:table-cell>
          <table:table-cell office:value-type="float" office:value="2.90082377803994" calcext:value-type="float">
            <text:p>2.9008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669184874923" calcext:value-type="float">
            <text:p>2.27669</text:p>
          </table:table-cell>
          <table:table-cell office:value-type="float" office:value="2.11766354928877" calcext:value-type="float">
            <text:p>2.11766</text:p>
          </table:table-cell>
          <table:table-cell office:value-type="float" office:value="2.85172823699986" calcext:value-type="float">
            <text:p>2.851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85355237114" calcext:value-type="float">
            <text:p>2.27285</text:p>
          </table:table-cell>
          <table:table-cell office:value-type="float" office:value="2.13347432903424" calcext:value-type="float">
            <text:p>2.13347</text:p>
          </table:table-cell>
          <table:table-cell office:value-type="float" office:value="2.61914292132355" calcext:value-type="float">
            <text:p>2.619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98616462025" calcext:value-type="float">
            <text:p>2.27099</text:p>
          </table:table-cell>
          <table:table-cell office:value-type="float" office:value="2.13441504443908" calcext:value-type="float">
            <text:p>2.13442</text:p>
          </table:table-cell>
          <table:table-cell office:value-type="float" office:value="2.59237453431154" calcext:value-type="float">
            <text:p>2.5923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94652627889" calcext:value-type="float">
            <text:p>2.25895</text:p>
          </table:table-cell>
          <table:table-cell office:value-type="float" office:value="2.33601463809722" calcext:value-type="float">
            <text:p>2.33601</text:p>
          </table:table-cell>
          <table:table-cell office:value-type="float" office:value="3.43142475500693" calcext:value-type="float">
            <text:p>3.4314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96601688555" calcext:value-type="float">
            <text:p>2.25797</text:p>
          </table:table-cell>
          <table:table-cell office:value-type="float" office:value="2.3376929024452" calcext:value-type="float">
            <text:p>2.33769</text:p>
          </table:table-cell>
          <table:table-cell office:value-type="float" office:value="3.42916102330985" calcext:value-type="float">
            <text:p>3.429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73440252719" calcext:value-type="float">
            <text:p>2.25173</text:p>
          </table:table-cell>
          <table:table-cell office:value-type="float" office:value="2.24449397660149" calcext:value-type="float">
            <text:p>2.24449</text:p>
          </table:table-cell>
          <table:table-cell office:value-type="float" office:value="2.82867632162278" calcext:value-type="float">
            <text:p>2.828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1439794977" calcext:value-type="float">
            <text:p>2.23614</text:p>
          </table:table-cell>
          <table:table-cell office:value-type="float" office:value="2.25238764493383" calcext:value-type="float">
            <text:p>2.25239</text:p>
          </table:table-cell>
          <table:table-cell office:value-type="float" office:value="2.8171039370012" calcext:value-type="float">
            <text:p>2.81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58844654666" calcext:value-type="float">
            <text:p>2.22859</text:p>
          </table:table-cell>
          <table:table-cell office:value-type="float" office:value="2.37817496747068" calcext:value-type="float">
            <text:p>2.37817</text:p>
          </table:table-cell>
          <table:table-cell office:value-type="float" office:value="3.09892151003853" calcext:value-type="float">
            <text:p>3.098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447442629121" calcext:value-type="float">
            <text:p>2.21447</text:p>
          </table:table-cell>
          <table:table-cell office:value-type="float" office:value="2.32560277095086" calcext:value-type="float">
            <text:p>2.3256</text:p>
          </table:table-cell>
          <table:table-cell office:value-type="float" office:value="3.18978992898589" calcext:value-type="float">
            <text:p>3.1897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35588692641" calcext:value-type="float">
            <text:p>2.21336</text:p>
          </table:table-cell>
          <table:table-cell office:value-type="float" office:value="2.33242473764115" calcext:value-type="float">
            <text:p>2.33242</text:p>
          </table:table-cell>
          <table:table-cell office:value-type="float" office:value="3.20763913119145" calcext:value-type="float">
            <text:p>3.2076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78904613159" calcext:value-type="float">
            <text:p>2.20579</text:p>
          </table:table-cell>
          <table:table-cell office:value-type="float" office:value="2.36094509503082" calcext:value-type="float">
            <text:p>2.36095</text:p>
          </table:table-cell>
          <table:table-cell office:value-type="float" office:value="3.07829601468164" calcext:value-type="float">
            <text:p>3.07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17583491918" calcext:value-type="float">
            <text:p>2.14018</text:p>
          </table:table-cell>
          <table:table-cell office:value-type="float" office:value="2.46097151406496" calcext:value-type="float">
            <text:p>2.46097</text:p>
          </table:table-cell>
          <table:table-cell office:value-type="float" office:value="3.20244162735599" calcext:value-type="float">
            <text:p>3.202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293012518666" calcext:value-type="float">
            <text:p>2.11293</text:p>
          </table:table-cell>
          <table:table-cell office:value-type="float" office:value="2.45338591710074" calcext:value-type="float">
            <text:p>2.45339</text:p>
          </table:table-cell>
          <table:table-cell office:value-type="float" office:value="3.1872368092023" calcext:value-type="float">
            <text:p>3.187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007130683986" calcext:value-type="float">
            <text:p>2.28007</text:p>
          </table:table-cell>
          <table:table-cell office:value-type="float" office:value="2.2940008139663" calcext:value-type="float">
            <text:p>2.294</text:p>
          </table:table-cell>
          <table:table-cell office:value-type="float" office:value="3.29377332734164" calcext:value-type="float">
            <text:p>3.293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3:.BS60])" office:value-type="float" office:value="2.29493574264818" calcext:value-type="float">
            <text:p>2.29494</text:p>
          </table:table-cell>
          <table:table-cell table:formula="of:=AVERAGE([.BT53:.BT60])" office:value-type="float" office:value="2.16050367296094" calcext:value-type="float">
            <text:p>2.1605</text:p>
          </table:table-cell>
          <table:table-cell table:formula="of:=AVERAGE([.BU53:.BU60])" office:value-type="float" office:value="2.87704651845466" calcext:value-type="float">
            <text:p>2.87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460555136325" calcext:value-type="float">
            <text:p>2.27461</text:p>
          </table:table-cell>
          <table:table-cell office:value-type="float" office:value="2.28365377604056" calcext:value-type="float">
            <text:p>2.28365</text:p>
          </table:table-cell>
          <table:table-cell office:value-type="float" office:value="3.28991309213929" calcext:value-type="float">
            <text:p>3.289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09465397601" calcext:value-type="float">
            <text:p>2.32109</text:p>
          </table:table-cell>
          <table:table-cell office:value-type="float" office:value="2.12659654004287" calcext:value-type="float">
            <text:p>2.1266</text:p>
          </table:table-cell>
          <table:table-cell office:value-type="float" office:value="2.86951052747663" calcext:value-type="float">
            <text:p>2.8695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8902631445" calcext:value-type="float">
            <text:p>2.3189</text:p>
          </table:table-cell>
          <table:table-cell office:value-type="float" office:value="2.12555654524581" calcext:value-type="float">
            <text:p>2.12556</text:p>
          </table:table-cell>
          <table:table-cell office:value-type="float" office:value="2.8744514005531" calcext:value-type="float">
            <text:p>2.874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79675190852" calcext:value-type="float">
            <text:p>2.2678</text:p>
          </table:table-cell>
          <table:table-cell office:value-type="float" office:value="2.12044647792698" calcext:value-type="float">
            <text:p>2.12045</text:p>
          </table:table-cell>
          <table:table-cell office:value-type="float" office:value="2.75649621131588" calcext:value-type="float">
            <text:p>2.7565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83936149404" calcext:value-type="float">
            <text:p>2.27684</text:p>
          </table:table-cell>
          <table:table-cell office:value-type="float" office:value="2.11154254580297" calcext:value-type="float">
            <text:p>2.11154</text:p>
          </table:table-cell>
          <table:table-cell office:value-type="float" office:value="2.72912753960897" calcext:value-type="float">
            <text:p>2.72913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90573624472" calcext:value-type="float">
            <text:p>2.31091</text:p>
          </table:table-cell>
          <table:table-cell office:value-type="float" office:value="2.11146120696968" calcext:value-type="float">
            <text:p>2.11146</text:p>
          </table:table-cell>
          <table:table-cell office:value-type="float" office:value="2.5992270236338" calcext:value-type="float">
            <text:p>2.5992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26994791402" calcext:value-type="float">
            <text:p>2.30927</text:p>
          </table:table-cell>
          <table:table-cell office:value-type="float" office:value="2.11077147769238" calcext:value-type="float">
            <text:p>2.11077</text:p>
          </table:table-cell>
          <table:table-cell office:value-type="float" office:value="2.60387302556794" calcext:value-type="float">
            <text:p>2.6038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5" calcext:value-type="float">
            <text:p>5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0" calcext:value-type="float">
            <text:p>0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5" calcext:value-type="float">
            <text:p>5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5" calcext:value-type="float">
            <text:p>5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formula="of:=MAX([.BS1:.BS60])" office:value-type="float" office:value="2.32998338484879" calcext:value-type="float">
            <text:p>2.32998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38:16.64699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1:40:37.766828061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9294" meta:object-count="0"/>
  </office:meta>
</office:document-meta>
</file>